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3.739cm" table:align="left"/>
    </style:style>
    <style:style style:name="Tabla1.A" style:family="table-column">
      <style:table-column-properties style:column-width="8.998cm"/>
    </style:style>
    <style:style style:name="Tabla1.B" style:family="table-column">
      <style:table-column-properties style:column-width="2.9cm"/>
    </style:style>
    <style:style style:name="Tabla1.C" style:family="table-column">
      <style:table-column-properties style:column-width="1.842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T1" style:family="text">
      <style:text-properties fo:color="#0000cd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008000" loext:opacity="100%"/>
    </style:style>
    <style:style style:name="T4" style:family="text">
      <style:text-properties loext:padding="0cm" loext:border="none"/>
    </style:style>
    <style:style style:name="T5" style:family="text">
      <style:text-properties fo:color="#a52a2a" loext:opacity="100%"/>
    </style:style>
    <style:style style:name="T6" style:family="text">
      <style:text-properties officeooo:rsid="0011e0ff"/>
    </style:style>
    <style:style style:name="T7" style:family="text">
      <style:text-properties officeooo:rsid="0011e0ff" loext:padding="0cm" loext:border="none"/>
    </style:style>
    <style:style style:name="T8" style:family="text">
      <style:text-properties officeooo:rsid="00148ddb"/>
    </style:style>
    <style:style style:name="T9" style:family="text">
      <style:text-properties officeooo:rsid="001527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úmeros <text:span text:style-name="T6">en</text:span> JavaScript</text:h>
      <text:p text:style-name="P11"/>
      <text:p text:style-name="Horizontal_20_Line"/>
      <text:p text:style-name="P4">JavaScript tiene solo un tipo de número. Los números se pueden escribir con o sin decimales.</text:p>
      <text:p text:style-name="Horizontal_20_Line"/>
      <text:h text:style-name="P5" text:outline-level="3">Ejemplo</text:h>
      <text:p text:style-name="P10"><text:span text:style-name="T1">let</text:span> x = <text:span text:style-name="T2">3.14</text:span>;    <text:span text:style-name="T3">// A number with decimals<text:line-break/></text:span><text:span text:style-name="T1">let</text:span> y = <text:span text:style-name="T2">3</text:span>;       <text:span text:style-name="T3">// A number without decimals</text:span></text:p>
      <text:p text:style-name="P6"><text:s/></text:p>
      <text:p text:style-name="P4">Los números <text:span text:style-name="T8">muy</text:span> grandes o <text:span text:style-name="T8">muy</text:span> pequeños se pueden escribir con notación científica (exponente):</text:p>
      <text:h text:style-name="P5" text:outline-level="3">Ejemplo</text:h>
      <text:p text:style-name="P10"><text:span text:style-name="T1">let</text:span> x = <text:span text:style-name="T2">123e5</text:span>;    <text:span text:style-name="T3">// 12300000<text:line-break/></text:span><text:span text:style-name="T1">let</text:span> y = <text:span text:style-name="T2">123e-5</text:span>;   <text:span text:style-name="T3">// 0.00123</text:span></text:p>
      <text:p text:style-name="P6"><text:s/></text:p>
      <text:p text:style-name="Horizontal_20_Line"/>
      <text:h text:style-name="P2" text:outline-level="2">Los números de JavaScript son siempre de coma flotante de 64 bits</text:h>
      <text:p text:style-name="P4">A diferencia de muchos otros lenguajes de programación, JavaScript no define diferentes tipos de números, como enteros, cortos, largos, de punto flotante, etc.</text:p>
      <text:p text:style-name="P4">Los números de JavaScript siempre se almacenan como números de coma flotante de doble precisión, siguiendo el estándar internacional IEEE 754.<text:line-break/><text:line-break/>Este formato almacena números <text:span text:style-name="T6">de</text:span> 64 bits, donde el número (la fracción) se almacena en los bits 0 al 51, el exponente en los bits 52 al 62 y el signo en el bit 63: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Valor (también conocido como fracción/mantisa)</text:p>
          </table:table-cell>
          <table:table-cell table:style-name="Tabla1.A1" office:value-type="string">
            <text:p text:style-name="P8">Exponente</text:p>
          </table:table-cell>
          <table:table-cell table:style-name="Tabla1.A1" office:value-type="string">
            <text:p text:style-name="P8">Firmar</text:p>
          </table:table-cell>
        </table:table-row>
        <table:table-row table:style-name="Tabla1.2">
          <table:table-cell table:style-name="Tabla1.A1" office:value-type="string">
            <text:p text:style-name="P7">52 bits (0 - 51) </text:p>
          </table:table-cell>
          <table:table-cell table:style-name="Tabla1.A1" office:value-type="string">
            <text:p text:style-name="P7">11 bits (52 - 62)</text:p>
          </table:table-cell>
          <table:table-cell table:style-name="Tabla1.A1" office:value-type="string">
            <text:p text:style-name="P7">1 bit (63)</text:p>
          </table:table-cell>
        </table:table-row>
      </table:table>
      <text:p text:style-name="Horizontal_20_Line"/>
      <text:h text:style-name="P2" text:outline-level="2">Precisión entera</text:h>
      <text:p text:style-name="P4">Los números enteros (números sin punto ni notación de exponente) tienen una precisión de hasta 15 dígitos.</text:p>
      <text:h text:style-name="P5" text:outline-level="3">Ejemplo</text:h>
      <text:p text:style-name="P9"><text:span text:style-name="T1">let</text:span> x = <text:span text:style-name="T2">999999999999999</text:span>;   <text:span text:style-name="T3">// x will be 999999999999999<text:line-break/></text:span><text:span text:style-name="T1">let</text:span> y = <text:span text:style-name="T2">9999999999999999</text:span>;  <text:span text:style-name="T3">// y will be 10000000000000000</text:span></text:p>
      <text:p text:style-name="P6"><text:soft-page-break/><text:s/></text:p>
      <text:p text:style-name="P4">El número máximo de decimales es 17.</text:p>
      <text:h text:style-name="P2" text:outline-level="2">Precisión flotante</text:h>
      <text:p text:style-name="P6">La aritmética de coma flotante no siempre es 100% precisa:</text:p>
      <text:p text:style-name="P10"><text:span text:style-name="T1">let</text:span> x = <text:span text:style-name="T2">0.2</text:span> + <text:span text:style-name="T2">0.1</text:span>;</text:p>
      <text:p text:style-name="P4"><text:span text:style-name="T4"><text:s/></text:span><text:span text:style-name="T7">La salida sería: 0.30000000000000004 </text:span></text:p>
      <text:p text:style-name="P6">Para resolver el problema anterior, es útil multiplicar y dividir:</text:p>
      <text:p text:style-name="P9"><text:span text:style-name="T1">let</text:span> x = (<text:span text:style-name="T2">0.2</text:span> * <text:span text:style-name="T2">10</text:span> + <text:span text:style-name="T2">0.1</text:span> * <text:span text:style-name="T2">10</text:span>) / <text:span text:style-name="T2">10</text:span>;</text:p>
      <text:p text:style-name="P13"><text:s/></text:p>
      <text:p text:style-name="Horizontal_20_Line"/>
      <text:h text:style-name="P2" text:outline-level="2">Agregar números y cadenas</text:h>
      <text:p text:style-name="P6">ADVERTENCIA !!</text:p>
      <text:p text:style-name="P6">JavaScript utiliza el operador + tanto para la suma como para la concatenación.</text:p>
      <text:p text:style-name="P4">Si sumas dos números, el resultado será un número:</text:p>
      <text:h text:style-name="P5" text:outline-level="3">Ejemplo</text:h>
      <text:p text:style-name="P9"><text:span text:style-name="T1">let</text:span> x = <text:span text:style-name="T2">10</text:span>;<text:line-break/><text:span text:style-name="T1">let</text:span> y = <text:span text:style-name="T2">20</text:span>;<text:line-break/><text:span text:style-name="T1">let</text:span> z = x + y;</text:p>
      <text:p text:style-name="P6"><text:s/></text:p>
      <text:p text:style-name="P4">Si agrega dos cadenas, el resultado será una concatenación de cadenas:</text:p>
      <text:h text:style-name="P5" text:outline-level="3">Ejemplo</text:h>
      <text:p text:style-name="P9"><text:span text:style-name="T1">let</text:span> x = <text:span text:style-name="T5">"10"</text:span>;<text:line-break/><text:span text:style-name="T1">let</text:span> y = <text:span text:style-name="T5">"20"</text:span>;<text:line-break/><text:span text:style-name="T1">let</text:span> z = x + y;</text:p>
      <text:p text:style-name="P6"><text:s/></text:p>
      <text:p text:style-name="P4">Si agrega un número y una cadena, el resultado será una concatenación de cadenas:</text:p>
      <text:h text:style-name="P5" text:outline-level="3">Ejemplo</text:h>
      <text:p text:style-name="P9"><text:span text:style-name="T1">let</text:span> x = <text:span text:style-name="T2">10</text:span>;<text:line-break/><text:span text:style-name="T1">let</text:span> y = <text:span text:style-name="T5">"20"</text:span>;<text:line-break/><text:span text:style-name="T1">let</text:span> z = x + y;</text:p>
      <text:p text:style-name="P6"><text:s/></text:p>
      <text:p text:style-name="P4">Si agrega una cadena y un número, el resultado será una concatenación de cadenas:</text:p>
      <text:h text:style-name="P5" text:outline-level="3"><text:soft-page-break/>Ejemplo</text:h>
      <text:p text:style-name="P9"><text:span text:style-name="T1">let</text:span> x = <text:span text:style-name="T5">"10"</text:span>;<text:line-break/><text:span text:style-name="T1">let</text:span> y = <text:span text:style-name="T2">20</text:span>;<text:line-break/><text:span text:style-name="T1">let</text:span> z = x + y;</text:p>
      <text:p text:style-name="P6"><text:s/></text:p>
      <text:p text:style-name="P4">Un error común es esperar que este resultado sea 30:</text:p>
      <text:h text:style-name="P5" text:outline-level="3">Ejemplo</text:h>
      <text:p text:style-name="P9"><text:span text:style-name="T1">let</text:span> x = <text:span text:style-name="T2">10</text:span>;<text:line-break/><text:span text:style-name="T1">let</text:span> y = <text:span text:style-name="T2">20</text:span>;<text:line-break/><text:span text:style-name="T1">let</text:span> z = <text:span text:style-name="T5">"The result is: "</text:span> + x + y;</text:p>
      <text:p text:style-name="P6"><text:s/></text:p>
      <text:p text:style-name="P4">Un error común es esperar que este resultado sea 102030:</text:p>
      <text:h text:style-name="P5" text:outline-level="3">Ejemplo</text:h>
      <text:p text:style-name="P9"><text:span text:style-name="T1">let</text:span> x = <text:span text:style-name="T2">10</text:span>;<text:line-break/><text:span text:style-name="T1">let</text:span> y = <text:span text:style-name="T2">20</text:span>;<text:line-break/><text:span text:style-name="T1">let</text:span> z = <text:span text:style-name="T5">"30"</text:span>;<text:line-break/><text:span text:style-name="T1">let</text:span> result = x + y + z;</text:p>
      <text:p text:style-name="P6"><text:s/></text:p>
      <text:p text:style-name="P6">El intérprete de JavaScript funciona de izquierda a derecha.</text:p>
      <text:p text:style-name="P6">Los primeros 10 + 20 se suman porque x e y son ambos números.</text:p>
      <text:p text:style-name="P6">Entonces se concatena 30 + "30" porque z es una cadena.</text:p>
      <text:p text:style-name="Horizontal_20_Line"/>
      <text:h text:style-name="P2" text:outline-level="2">Cadenas numéricas</text:h>
      <text:p text:style-name="P4">Las cadenas de JavaScript pueden tener contenido numérico:</text:p>
      <text:p text:style-name="P10"><text:span text:style-name="T1">let</text:span> x = <text:span text:style-name="T2">100</text:span>;         <text:span text:style-name="T3">// x is a number<text:line-break/></text:span><text:line-break/><text:span text:style-name="T1">let</text:span> y = <text:span text:style-name="T5">"100"</text:span>;       <text:span text:style-name="T3">// y is a string</text:span></text:p>
      <text:p text:style-name="P4">JavaScript intentará convertir cadenas en números en todas las operaciones numéricas:</text:p>
      <text:p text:style-name="P4">Esto funcionará:</text:p>
      <text:p text:style-name="P10"><text:span text:style-name="T1">let</text:span> x = <text:span text:style-name="T5">"100"</text:span>;<text:line-break/><text:span text:style-name="T1">let</text:span> y = <text:span text:style-name="T5">"10"</text:span>;<text:line-break/><text:span text:style-name="T1">let</text:span> z = x / y;</text:p>
      <text:p text:style-name="P6"><text:s/></text:p>
      <text:p text:style-name="P4">Esto también funcionará:</text:p>
      <text:p text:style-name="P10"><text:soft-page-break/><text:span text:style-name="T1">let</text:span> x = <text:span text:style-name="T5">"100"</text:span>;<text:line-break/><text:span text:style-name="T1">let</text:span> y = <text:span text:style-name="T5">"10"</text:span>;<text:line-break/><text:span text:style-name="T1">let</text:span> z = x * y;</text:p>
      <text:p text:style-name="P6"><text:s/></text:p>
      <text:p text:style-name="P4">Y esto funcionará:</text:p>
      <text:p text:style-name="P10"><text:span text:style-name="T1">let</text:span> x = <text:span text:style-name="T5">"100"</text:span>;<text:line-break/><text:span text:style-name="T1">let</text:span> y = <text:span text:style-name="T5">"10"</text:span>;<text:line-break/><text:span text:style-name="T1">let</text:span> z = x - y;</text:p>
      <text:p text:style-name="P6"><text:s/></text:p>
      <text:p text:style-name="P4">Pero esto no funcionará:</text:p>
      <text:p text:style-name="P10"><text:span text:style-name="T1">let</text:span> x = <text:span text:style-name="T5">"100"</text:span>;<text:line-break/><text:span text:style-name="T1">let</text:span> y = <text:span text:style-name="T5">"10"</text:span>;<text:line-break/><text:span text:style-name="T1">let</text:span> z = x + y;</text:p>
      <text:p text:style-name="P4"><text:span text:style-name="T4"><text:s/></text:span><text:span text:style-name="T7">Dará 10010 </text:span></text:p>
      <text:p text:style-name="P6">En el último ejemplo, JavaScript usa el operador + para concatenar las cadenas.</text:p>
      <text:p text:style-name="Horizontal_20_Line"/>
      <text:h text:style-name="P2" text:outline-level="2">NaN - No es un número</text:h>
      <text:p text:style-name="P4"><text:span text:style-name="Source_20_Text"><text:span text:style-name="T4">NaN </text:span></text:span>es una palabra reservada de JavaScript que indica que un número no es un número legal.</text:p>
      <text:p text:style-name="P4">Intentar hacer aritmética con una cadena no numérica dará como resultado <text:span text:style-name="Source_20_Text"><text:span text:style-name="T4">NaN </text:span></text:span>(No es un número):</text:p>
      <text:h text:style-name="P5" text:outline-level="3">Ejemplo</text:h>
      <text:p text:style-name="P10"><text:span text:style-name="T1">let</text:span> x = <text:span text:style-name="T2">100</text:span> / <text:span text:style-name="T5">"Apple"</text:span>;</text:p>
      <text:p text:style-name="P6"><text:s/></text:p>
      <text:p text:style-name="P4">Sin embargo, si la cadena es numérica, el resultado será un número:</text:p>
      <text:h text:style-name="P5" text:outline-level="3">Ejemplo</text:h>
      <text:p text:style-name="P9"><text:span text:style-name="T1">let</text:span> x = <text:span text:style-name="T2">100</text:span> / <text:span text:style-name="T5">"10"</text:span>;</text:p>
      <text:p text:style-name="P6"><text:s/></text:p>
      <text:p text:style-name="P4">Puede utilizar la función global de JavaScript <text:span text:style-name="Source_20_Text"><text:span text:style-name="T4">isNaN()</text:span></text:span> para averiguar si un valor no es un número:</text:p>
      <text:h text:style-name="P5" text:outline-level="3">Ejemplo</text:h>
      <text:p text:style-name="P9"><text:span text:style-name="T1">let</text:span> x = <text:span text:style-name="T2">100</text:span> / <text:span text:style-name="T5">"Apple"</text:span>;<text:line-break/>isNaN(x);</text:p>
      <text:p text:style-name="P4"><text:a xlink:type="simple" xlink:href="https://www.w3schools.com/js/tryit.asp?filename=tryjs_numbers_isnan_true" office:target-frame-name="_blank" xlink:show="new" text:style-name="Internet_20_link" text:visited-style-name="Visited_20_Internet_20_Link"><text:span text:style-name="T4"/></text:a></text:p>
      <text:p text:style-name="P4"><text:soft-page-break/>Cuidado con <text:span text:style-name="Source_20_Text"><text:span text:style-name="T4">NaN</text:span></text:span>. Si usa <text:span text:style-name="Source_20_Text"><text:span text:style-name="T4">NaN </text:span></text:span>en una operación matemática, el resultado también será <text:span text:style-name="Source_20_Text"><text:span text:style-name="T4">NaN</text:span></text:span>:</text:p>
      <text:h text:style-name="P5" text:outline-level="3">Ejemplo</text:h>
      <text:p text:style-name="P9"><text:span text:style-name="T1">let</text:span> x = <text:span text:style-name="T1">NaN</text:span>;<text:line-break/><text:span text:style-name="T1">let</text:span> y = <text:span text:style-name="T2">5</text:span>;<text:line-break/><text:span text:style-name="T1">let</text:span> z = x + y;</text:p>
      <text:p text:style-name="P6"><text:s/></text:p>
      <text:p text:style-name="P4">O el resultado podría ser una concatenación como NaN5:</text:p>
      <text:h text:style-name="P5" text:outline-level="3">Ejemplo</text:h>
      <text:p text:style-name="P9"><text:span text:style-name="T1">let</text:span> x = <text:span text:style-name="T1">NaN</text:span>;<text:line-break/><text:span text:style-name="T1">let</text:span> y = <text:span text:style-name="T5">"5"</text:span>;<text:line-break/><text:span text:style-name="T1">let</text:span> z = x + y;</text:p>
      <text:p text:style-name="P6"><text:s/></text:p>
      <text:p text:style-name="P4"><text:span text:style-name="Source_20_Text"><text:span text:style-name="T4">NaN </text:span></text:span>es un número: <text:span text:style-name="Source_20_Text"><text:span text:style-name="T4">typeof NaN </text:span></text:span>devuelve <text:span text:style-name="Source_20_Text"><text:span text:style-name="T4">number</text:span></text:span>:</text:p>
      <text:h text:style-name="P5" text:outline-level="3">Ejemplo</text:h>
      <text:p text:style-name="P9"><text:span text:style-name="T1">typeof</text:span> <text:span text:style-name="T1">NaN</text:span>;</text:p>
      <text:p text:style-name="P3"><text:a xlink:type="simple" xlink:href="https://www.w3schools.com/js/tryit.asp?filename=tryjs_numbers_nan_typeof" office:target-frame-name="_blank" xlink:show="new" text:style-name="Internet_20_link" text:visited-style-name="Visited_20_Internet_20_Link"><text:span text:style-name="T4"/></text:a></text:p>
      <text:p text:style-name="Horizontal_20_Line"/>
      <text:h text:style-name="P2" text:outline-level="2">Infini<text:span text:style-name="T9">to</text:span></text:h>
      <text:p text:style-name="P4"><text:span text:style-name="Source_20_Text"><text:span text:style-name="T4">Infinity </text:span></text:span>(o <text:span text:style-name="Source_20_Text"><text:span text:style-name="T4">-Infinity</text:span></text:span>) es el valor que JavaScript devolverá si calcula un número fuera del mayor número posible.</text:p>
      <text:h text:style-name="P5" text:outline-level="3">Ejemplo</text:h>
      <text:p text:style-name="P9"><text:span text:style-name="T1">let</text:span> myNumber = <text:span text:style-name="T2">2</text:span>;<text:line-break/><text:span text:style-name="T3">// Execute until Infinity<text:line-break/></text:span><text:span text:style-name="T1">while</text:span> (myNumber != <text:span text:style-name="T2">Infinity</text:span>) {<text:line-break/>  myNumber = myNumber * myNumber;<text:line-break/>}</text:p>
      <text:p text:style-name="P6"><text:s/></text:p>
      <text:p text:style-name="P4">La división por 0 (cero) también genera <text:span text:style-name="Source_20_Text"><text:span text:style-name="T4">Infinity</text:span></text:span>:</text:p>
      <text:h text:style-name="P5" text:outline-level="3">Ejemplo</text:h>
      <text:p text:style-name="P9"><text:span text:style-name="T1">let</text:span> x =  <text:span text:style-name="T2">2</text:span> / <text:span text:style-name="T2">0</text:span>;<text:line-break/><text:span text:style-name="T1">let</text:span> y = -<text:span text:style-name="T2">2</text:span> / <text:span text:style-name="T2">0</text:span>;</text:p>
      <text:p text:style-name="P6"><text:s/></text:p>
      <text:p text:style-name="P4"><text:span text:style-name="Source_20_Text"><text:span text:style-name="T4">Infinity </text:span></text:span>es un número: <text:span text:style-name="Source_20_Text"><text:span text:style-name="T4">typeof Infinity </text:span></text:span>devuelve <text:span text:style-name="Source_20_Text"><text:span text:style-name="T4">number</text:span></text:span>.</text:p>
      <text:h text:style-name="P5" text:outline-level="3"><text:soft-page-break/>Ejemplo</text:h>
      <text:p text:style-name="P9"><text:span text:style-name="T1">typeof</text:span> <text:span text:style-name="T2">Infinity</text:span>;</text:p>
      <text:p text:style-name="P13"><text:s/></text:p>
      <text:p text:style-name="Horizontal_20_Line"/>
      <text:h text:style-name="P2" text:outline-level="2">hexadecimal</text:h>
      <text:p text:style-name="P4">JavaScript interpreta las constantes numéricas como hexadecimales si están precedidas por 0x.</text:p>
      <text:h text:style-name="P5" text:outline-level="3">Ejemplo</text:h>
      <text:p text:style-name="P9"><text:span text:style-name="T1">let</text:span> x = <text:span text:style-name="T2">0xFF</text:span>;</text:p>
      <text:p text:style-name="P6"><text:s/></text:p>
      <text:p text:style-name="P6">Nunca escriba un número con un cero a la izquierda (como 07).<text:line-break/>Algunas versiones de JavaScript interpretan los números como octales si se escriben con un cero a la izquierda.</text:p>
      <text:p text:style-name="P4">De forma predeterminada, JavaScript muestra los números como decimales <text:span text:style-name="Strong_20_Emphasis">de base 10</text:span> .</text:p>
      <text:p text:style-name="P4">Pero puedes usar el  método <text:span text:style-name="Source_20_Text"><text:span text:style-name="T4">toString() </text:span></text:span>para generar números desde <text:span text:style-name="Strong_20_Emphasis">la base 2</text:span> hasta <text:span text:style-name="Strong_20_Emphasis">la base 36</text:span> .</text:p>
      <text:p text:style-name="P4">El hexadecimal es <text:span text:style-name="Strong_20_Emphasis">base 16</text:span> . El decimal es <text:span text:style-name="Strong_20_Emphasis">base 10</text:span> . Octal es <text:span text:style-name="Strong_20_Emphasis">base 8</text:span> . El binario es <text:span text:style-name="Strong_20_Emphasis">base 2</text:span> .</text:p>
      <text:h text:style-name="P5" text:outline-level="3">Ejemplo</text:h>
      <text:p text:style-name="P9"><text:span text:style-name="T1">let</text:span> myNumber = <text:span text:style-name="T2">32</text:span>;<text:line-break/>myNumber.toString(<text:span text:style-name="T2">32</text:span>);<text:line-break/>myNumber.toString(<text:span text:style-name="T2">16</text:span>);<text:line-break/>myNumber.toString(<text:span text:style-name="T2">12</text:span>);<text:line-break/>myNumber.toString(<text:span text:style-name="T2">10</text:span>);<text:line-break/>myNumber.toString(<text:span text:style-name="T2">8</text:span>);<text:line-break/>myNumber.toString(<text:span text:style-name="T2">2</text:span>);</text:p>
      <text:p text:style-name="P13"><text:s/></text:p>
      <text:p text:style-name="Horizontal_20_Line"/>
      <text:h text:style-name="P2" text:outline-level="2">Números de JavaScript como objetos</text:h>
      <text:p text:style-name="P4">Normalmente los números de JavaScript son valores primitivos creados a partir de literales:</text:p>
      <text:p text:style-name="P10"><text:span text:style-name="T1">let</text:span> x = <text:span text:style-name="T2">123</text:span>;</text:p>
      <text:p text:style-name="P4">Pero los números también se pueden definir como objetos con la palabra clave <text:span text:style-name="Source_20_Text"><text:span text:style-name="T4">new</text:span></text:span>:</text:p>
      <text:p text:style-name="P10"><text:span text:style-name="T1">let</text:span> y = <text:span text:style-name="T1">new</text:span> Number(<text:span text:style-name="T2">123</text:span>);</text:p>
      <text:h text:style-name="P5" text:outline-level="3">Ejemplo</text:h>
      <text:p text:style-name="P9"><text:span text:style-name="T1">let</text:span> x = <text:span text:style-name="T2">123</text:span>;<text:line-break/><text:span text:style-name="T1">let</text:span> y = <text:span text:style-name="T1">new</text:span> Number(<text:span text:style-name="T2">123</text:span>);</text:p>
      <text:p text:style-name="P4"><text:soft-page-break/><text:span text:style-name="T4"><text:s/></text:span></text:p>
      <text:p text:style-name="P6">No cree objetos numéricos.</text:p>
      <text:p text:style-name="P4"><text:span text:style-name="T4">La palabra clave </text:span><text:span text:style-name="Source_20_Text"><text:span text:style-name="T4">new</text:span></text:span><text:span text:style-name="T4"> complica el código y ralentiza la velocidad de ejecución.</text:span></text:p>
      <text:p text:style-name="P6">Los objetos numéricos pueden producir resultados inesperados:</text:p>
      <text:p text:style-name="P4"><text:span text:style-name="T4">Cuando se utiliza el operador </text:span><text:span text:style-name="Source_20_Text"><text:span text:style-name="T4">==</text:span></text:span><text:span text:style-name="T4">, x e y son iguales :</text:span></text:p>
      <text:p text:style-name="P9"><text:span text:style-name="T1">let</text:span> x = <text:span text:style-name="T2">500</text:span>;<text:line-break/><text:span text:style-name="T1">let</text:span> y = <text:span text:style-name="T1">new</text:span> Number(<text:span text:style-name="T2">500</text:span>);</text:p>
      <text:p text:style-name="P6"><text:s/></text:p>
      <text:p text:style-name="P4"><text:span text:style-name="T4">Cuando se utiliza el operador </text:span><text:span text:style-name="Source_20_Text"><text:span text:style-name="T4">===</text:span></text:span><text:span text:style-name="T4">, x e y no son iguales .</text:span></text:p>
      <text:p text:style-name="P9"><text:span text:style-name="T1">let</text:span> x = <text:span text:style-name="T2">500</text:span>;<text:line-break/><text:span text:style-name="T1">let</text:span> y = <text:span text:style-name="T1">new</text:span> Number(<text:span text:style-name="T2">500</text:span>);</text:p>
      <text:p text:style-name="P6"><text:s/></text:p>
      <text:p text:style-name="P4"><text:span text:style-name="T4">Note la diferencia entre </text:span><text:span text:style-name="Source_20_Text"><text:span text:style-name="T4">(x==y)</text:span></text:span><text:span text:style-name="T4">y </text:span><text:span text:style-name="Source_20_Text"><text:span text:style-name="T4">(x===y)</text:span></text:span><text:span text:style-name="T4">.</text:span></text:p>
      <text:p text:style-name="P4"><text:span text:style-name="Source_20_Text"><text:span text:style-name="T4">(x == y)</text:span></text:span><text:span text:style-name="T4">¿verdadero o falso?</text:span></text:p>
      <text:p text:style-name="P9"><text:span text:style-name="T1">let</text:span> x = <text:span text:style-name="T1">new</text:span> Number(<text:span text:style-name="T2">500</text:span>);<text:line-break/><text:span text:style-name="T1">let</text:span> y = <text:span text:style-name="T1">new</text:span> Number(<text:span text:style-name="T2">500</text:span>);</text:p>
      <text:p text:style-name="P6"><text:s/></text:p>
      <text:p text:style-name="P4"><text:span text:style-name="Source_20_Text"><text:span text:style-name="T4">(x === y)</text:span></text:span><text:span text:style-name="T4">¿verdadero o falso?</text:span></text:p>
      <text:p text:style-name="P9"><text:span text:style-name="T1">let</text:span> x = <text:span text:style-name="T1">new</text:span> Number(<text:span text:style-name="T2">500</text:span>);<text:line-break/><text:span text:style-name="T1">let</text:span> y = <text:span text:style-name="T1">new</text:span> Number(<text:span text:style-name="T2">500</text:span>);</text:p>
      <text:p text:style-name="P6"><text:s/></text:p>
      <text:p text:style-name="P6">La comparación de dos objetos JavaScript siempre devuelve false 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16:02:54.222000000</meta:creation-date>
    <dc:date>2024-03-18T17:59:49.956000000</dc:date>
    <meta:editing-duration>PT13M23S</meta:editing-duration>
    <meta:editing-cycles>5</meta:editing-cycles>
    <meta:generator>LibreOffice/7.6.0.3$Windows_X86_64 LibreOffice_project/69edd8b8ebc41d00b4de3915dc82f8f0fc3b6265</meta:generator>
    <meta:document-statistic meta:table-count="1" meta:image-count="0" meta:object-count="0" meta:page-count="8" meta:paragraph-count="152" meta:word-count="1112" meta:character-count="5911" meta:non-whitespace-character-count="4855"/>
  </office:meta>
</office:document-meta>
</file>